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9106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2" table:number-rows-spanned="1" table:style-name="ce4">
            <text:p>PAU CAFETERIA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MENU</text:p>
          </table:table-cell>
          <table:table-cell office:value-type="string" table:style-name="ce2">
            <text:p>Pri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ndo Yam/Edinkaiko Soup</text:p>
          </table:table-cell>
          <table:table-cell office:value-type="float" office:value="5500" table:style-name="ce3">
            <text:p>5,5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ied Rice &amp; Chicken</text:p>
          </table:table-cell>
          <table:table-cell office:value-type="float" office:value="6000" table:style-name="ce1">
            <text:p>6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ala &amp; Ewedu Soup</text:p>
          </table:table-cell>
          <table:table-cell office:value-type="float" office:value="4500" table:style-name="ce1">
            <text:p>45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ba &amp; Egusi Soup</text:p>
          </table:table-cell>
          <table:table-cell office:value-type="float" office:value="4000" table:style-name="ce1">
            <text:p>4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ite Rice &amp; Stew</text:p>
          </table:table-cell>
          <table:table-cell office:value-type="float" office:value="4500" table:style-name="ce1">
            <text:p>4500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28</meta:generator>
    <meta:initial-creator>Testimony</meta:initial-creator>
    <dc:creator>Testimony</dc:creator>
    <meta:creation-date>2022-04-28T13:56:45Z</meta:creation-date>
    <dc:date>2022-04-28T14:46:11Z</dc:date>
  </office:meta>
</office:document-meta>
</file>